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officeooo:rsid="000b03e3" officeooo:paragraph-rsid="000b03e3"/>
    </style:style>
    <style:style style:name="P2" style:family="paragraph" style:parent-style-name="Standard">
      <style:text-properties fo:language="de" fo:country="DE" officeooo:rsid="000e4b1a" officeooo:paragraph-rsid="000b03e3"/>
    </style:style>
    <style:style style:name="P3" style:family="paragraph" style:parent-style-name="Standard">
      <style:text-properties fo:language="de" fo:country="DE" officeooo:rsid="00100950" officeooo:paragraph-rsid="000b03e3"/>
    </style:style>
    <style:style style:name="P4" style:family="paragraph" style:parent-style-name="Standard">
      <style:text-properties fo:language="de" fo:country="DE" officeooo:rsid="0010232b" officeooo:paragraph-rsid="000b03e3"/>
    </style:style>
    <style:style style:name="P5" style:family="paragraph" style:parent-style-name="Standard">
      <style:text-properties fo:language="de" fo:country="DE" officeooo:rsid="000b1ff1" officeooo:paragraph-rsid="000b1ff1"/>
    </style:style>
    <style:style style:name="P6" style:family="paragraph" style:parent-style-name="Standard">
      <style:text-properties fo:language="de" fo:country="DE" officeooo:rsid="000b84c6" officeooo:paragraph-rsid="000b84c6"/>
    </style:style>
    <style:style style:name="P7" style:family="paragraph" style:parent-style-name="Standard">
      <style:text-properties fo:language="de" fo:country="DE" officeooo:rsid="000c67c9" officeooo:paragraph-rsid="000c67c9"/>
    </style:style>
    <style:style style:name="P8" style:family="paragraph" style:parent-style-name="Standard">
      <style:text-properties fo:language="de" fo:country="DE" officeooo:rsid="0046242c" officeooo:paragraph-rsid="0046242c"/>
    </style:style>
    <style:style style:name="P9" style:family="paragraph" style:parent-style-name="Standard">
      <style:text-properties fo:language="de" fo:country="DE" officeooo:rsid="004666f1" officeooo:paragraph-rsid="004666f1"/>
    </style:style>
    <style:style style:name="P10" style:family="paragraph" style:parent-style-name="Standard">
      <style:text-properties fo:language="de" fo:country="DE" officeooo:rsid="00479a9a" officeooo:paragraph-rsid="00479a9a"/>
    </style:style>
    <style:style style:name="P11" style:family="paragraph" style:parent-style-name="Standard">
      <style:text-properties fo:language="de" fo:country="DE" officeooo:rsid="00359088" officeooo:paragraph-rsid="000c67c9"/>
    </style:style>
    <style:style style:name="P12" style:family="paragraph" style:parent-style-name="Standard">
      <style:text-properties fo:language="de" fo:country="DE" officeooo:rsid="004f588a" officeooo:paragraph-rsid="004f588a"/>
    </style:style>
    <style:style style:name="P13" style:family="paragraph" style:parent-style-name="Standard">
      <style:text-properties fo:language="de" fo:country="DE" officeooo:rsid="0059d900" officeooo:paragraph-rsid="0059d900"/>
    </style:style>
    <style:style style:name="P14" style:family="paragraph" style:parent-style-name="Standard">
      <style:text-properties fo:language="de" fo:country="DE" officeooo:rsid="005be7a0" officeooo:paragraph-rsid="005be7a0"/>
    </style:style>
    <style:style style:name="P15" style:family="paragraph" style:parent-style-name="Standard">
      <style:text-properties fo:language="de" fo:country="DE" officeooo:rsid="00a184ca" officeooo:paragraph-rsid="00a184ca"/>
    </style:style>
    <style:style style:name="P16" style:family="paragraph" style:parent-style-name="Standard">
      <style:text-properties fo:language="de" fo:country="DE" officeooo:rsid="00a1b7ce" officeooo:paragraph-rsid="00a1b7ce"/>
    </style:style>
    <style:style style:name="P17" style:family="paragraph" style:parent-style-name="Standard">
      <style:text-properties fo:language="de" fo:country="DE" officeooo:rsid="00b7a7ab" officeooo:paragraph-rsid="00b7a7ab"/>
    </style:style>
    <style:style style:name="P18" style:family="paragraph" style:parent-style-name="Standard">
      <style:text-properties fo:language="de" fo:country="DE" officeooo:rsid="00b8aa32" officeooo:paragraph-rsid="00b8aa32"/>
    </style:style>
    <style:style style:name="P19" style:family="paragraph" style:parent-style-name="Standard">
      <style:text-properties fo:language="de" fo:country="DE" officeooo:rsid="00ba368b" officeooo:paragraph-rsid="00ba368b"/>
    </style:style>
    <style:style style:name="P20" style:family="paragraph" style:parent-style-name="Standard">
      <style:text-properties fo:language="de" fo:country="DE" officeooo:rsid="00ba3f0b" officeooo:paragraph-rsid="00ba3f0b"/>
    </style:style>
    <style:style style:name="P21" style:family="paragraph" style:parent-style-name="Standard">
      <style:text-properties fo:language="de" fo:country="DE" officeooo:rsid="00bab593" officeooo:paragraph-rsid="00bab593"/>
    </style:style>
    <style:style style:name="P22" style:family="paragraph" style:parent-style-name="Standard">
      <style:text-properties fo:language="de" fo:country="DE" officeooo:rsid="00bc9bed" officeooo:paragraph-rsid="00bc9bed"/>
    </style:style>
    <style:style style:name="P23" style:family="paragraph" style:parent-style-name="Standard">
      <style:text-properties fo:language="de" fo:country="DE" officeooo:rsid="00be0c51" officeooo:paragraph-rsid="00be0c51"/>
    </style:style>
    <style:style style:name="P24" style:family="paragraph" style:parent-style-name="Standard">
      <style:text-properties fo:language="de" fo:country="DE" officeooo:rsid="00c329d8" officeooo:paragraph-rsid="00bd2f80"/>
    </style:style>
    <style:style style:name="P25" style:family="paragraph" style:parent-style-name="Standard">
      <style:text-properties fo:language="de" fo:country="DE" officeooo:rsid="00c002dc" officeooo:paragraph-rsid="00c002dc"/>
    </style:style>
    <style:style style:name="P26" style:family="paragraph" style:parent-style-name="Standard">
      <style:text-properties fo:language="de" fo:country="DE" officeooo:rsid="00c6ec21" officeooo:paragraph-rsid="00c6ec21"/>
    </style:style>
    <style:style style:name="P27" style:family="paragraph" style:parent-style-name="Standard">
      <style:text-properties fo:language="de" fo:country="DE" officeooo:rsid="00c818da" officeooo:paragraph-rsid="00c818da"/>
    </style:style>
    <style:style style:name="P28" style:family="paragraph" style:parent-style-name="Standard">
      <style:text-properties fo:language="de" fo:country="DE" officeooo:rsid="00c8a174" officeooo:paragraph-rsid="00c8a174"/>
    </style:style>
    <style:style style:name="P29" style:family="paragraph" style:parent-style-name="Standard">
      <style:text-properties fo:language="de" fo:country="DE" officeooo:rsid="00cc4ed0" officeooo:paragraph-rsid="00cc4ed0"/>
    </style:style>
    <style:style style:name="P30" style:family="paragraph" style:parent-style-name="Standard">
      <style:text-properties fo:language="de" fo:country="DE" officeooo:rsid="00cf2753" officeooo:paragraph-rsid="00cf2753"/>
    </style:style>
    <style:style style:name="P31" style:family="paragraph" style:parent-style-name="Standard">
      <style:text-properties fo:language="de" fo:country="DE" officeooo:rsid="00d1734f" officeooo:paragraph-rsid="00d1734f"/>
    </style:style>
    <style:style style:name="P32" style:family="paragraph" style:parent-style-name="Standard">
      <style:text-properties fo:language="de" fo:country="DE" officeooo:rsid="00e45413" officeooo:paragraph-rsid="00d1734f"/>
    </style:style>
    <style:style style:name="P33" style:family="paragraph" style:parent-style-name="Standard">
      <style:text-properties fo:language="de" fo:country="DE" officeooo:rsid="00ea46ce" officeooo:paragraph-rsid="00ea46ce"/>
    </style:style>
    <style:style style:name="P34" style:family="paragraph" style:parent-style-name="Standard">
      <style:text-properties fo:language="de" fo:country="DE" officeooo:rsid="00f097f5" officeooo:paragraph-rsid="00f097f5"/>
    </style:style>
    <style:style style:name="P35" style:family="paragraph" style:parent-style-name="Standard">
      <style:text-properties fo:language="de" fo:country="DE" officeooo:rsid="00f1484e" officeooo:paragraph-rsid="00f1484e"/>
    </style:style>
    <style:style style:name="P36" style:family="paragraph" style:parent-style-name="Standard">
      <style:text-properties fo:language="de" fo:country="DE" officeooo:rsid="00f20b77" officeooo:paragraph-rsid="00f20b77"/>
    </style:style>
    <style:style style:name="P37" style:family="paragraph" style:parent-style-name="Standard">
      <style:text-properties fo:language="de" fo:country="DE" officeooo:rsid="00f6f12d" officeooo:paragraph-rsid="00f6f12d"/>
    </style:style>
    <style:style style:name="P38" style:family="paragraph" style:parent-style-name="Standard">
      <style:text-properties fo:language="de" fo:country="DE" officeooo:rsid="00f8153f" officeooo:paragraph-rsid="00f8153f"/>
    </style:style>
    <style:style style:name="P39" style:family="paragraph" style:parent-style-name="Standard">
      <style:text-properties fo:language="de" fo:country="DE" officeooo:rsid="00f9e18b" officeooo:paragraph-rsid="00f9e18b"/>
    </style:style>
    <style:style style:name="P40" style:family="paragraph" style:parent-style-name="Standard">
      <style:text-properties fo:language="de" fo:country="DE" officeooo:rsid="00fbd0dc" officeooo:paragraph-rsid="00fbd0dc"/>
    </style:style>
    <style:style style:name="P41" style:family="paragraph" style:parent-style-name="Standard">
      <style:text-properties fo:language="de" fo:country="DE" officeooo:rsid="00fe43cb" officeooo:paragraph-rsid="00fe43cb"/>
    </style:style>
    <style:style style:name="P42" style:family="paragraph" style:parent-style-name="Standard">
      <style:text-properties fo:language="de" fo:country="DE" officeooo:rsid="0100fe34" officeooo:paragraph-rsid="0100fe34"/>
    </style:style>
    <style:style style:name="P43" style:family="paragraph" style:parent-style-name="Standard">
      <style:text-properties fo:language="de" fo:country="DE" officeooo:rsid="01054319" officeooo:paragraph-rsid="01054319"/>
    </style:style>
    <style:style style:name="P44" style:family="paragraph" style:parent-style-name="Standard">
      <style:text-properties fo:language="de" fo:country="DE" officeooo:rsid="01074151" officeooo:paragraph-rsid="01074151"/>
    </style:style>
    <style:style style:name="P45" style:family="paragraph" style:parent-style-name="Standard">
      <style:text-properties fo:language="de" fo:country="DE" officeooo:rsid="010a6751" officeooo:paragraph-rsid="010a6751"/>
    </style:style>
    <style:style style:name="P46" style:family="paragraph" style:parent-style-name="Standard">
      <style:text-properties fo:language="de" fo:country="DE" officeooo:rsid="010ac8e5" officeooo:paragraph-rsid="010ac8e5"/>
    </style:style>
    <style:style style:name="P47" style:family="paragraph" style:parent-style-name="Standard">
      <style:text-properties fo:language="de" fo:country="DE" officeooo:rsid="010d1ebd" officeooo:paragraph-rsid="010d1ebd"/>
    </style:style>
    <style:style style:name="P48" style:family="paragraph" style:parent-style-name="Standard">
      <style:text-properties fo:language="de" fo:country="DE" officeooo:rsid="01100422" officeooo:paragraph-rsid="01100422"/>
    </style:style>
    <style:style style:name="P49" style:family="paragraph" style:parent-style-name="Standard">
      <style:text-properties fo:language="de" fo:country="DE" officeooo:rsid="0110ce99" officeooo:paragraph-rsid="0110ce99"/>
    </style:style>
    <style:style style:name="T1" style:family="text">
      <style:text-properties officeooo:rsid="0039f5fe"/>
    </style:style>
    <style:style style:name="T2" style:family="text">
      <style:text-properties officeooo:rsid="004666f1"/>
    </style:style>
    <style:style style:name="T3" style:family="text">
      <style:text-properties officeooo:rsid="00479a9a"/>
    </style:style>
    <style:style style:name="T4" style:family="text">
      <style:text-properties officeooo:rsid="00496330"/>
    </style:style>
    <style:style style:name="T5" style:family="text">
      <style:text-properties officeooo:rsid="00ba3f0b"/>
    </style:style>
    <style:style style:name="T6" style:family="text">
      <style:text-properties officeooo:rsid="00c8a174"/>
    </style:style>
    <style:style style:name="T7" style:family="text">
      <style:text-properties officeooo:rsid="00ce10f3"/>
    </style:style>
    <style:style style:name="T8" style:family="text">
      <style:text-properties officeooo:rsid="00cf2753"/>
    </style:style>
    <style:style style:name="T9" style:family="text">
      <style:text-properties officeooo:rsid="00cfa630"/>
    </style:style>
    <style:style style:name="T10" style:family="text">
      <style:text-properties officeooo:rsid="00d1734f"/>
    </style:style>
    <style:style style:name="T11" style:family="text">
      <style:text-properties officeooo:rsid="00ea46ce"/>
    </style:style>
    <style:style style:name="T12" style:family="text">
      <style:text-properties officeooo:rsid="00f097f5"/>
    </style:style>
    <style:style style:name="T13" style:family="text">
      <style:text-properties officeooo:rsid="00f1484e"/>
    </style:style>
    <style:style style:name="T14" style:family="text">
      <style:text-properties officeooo:rsid="00f20b77"/>
    </style:style>
    <style:style style:name="T15" style:family="text">
      <style:text-properties officeooo:rsid="0101ec4b"/>
    </style:style>
    <style:style style:name="T16" style:family="text">
      <style:text-properties officeooo:rsid="010294ea"/>
    </style:style>
    <style:style style:name="T17" style:family="text">
      <style:text-properties officeooo:rsid="01074151"/>
    </style:style>
    <style:style style:name="T18" style:family="text">
      <style:text-properties officeooo:rsid="0108c28b"/>
    </style:style>
    <style:style style:name="T19" style:family="text">
      <style:text-properties officeooo:rsid="010a6751"/>
    </style:style>
    <style:style style:name="T20" style:family="text">
      <style:text-properties officeooo:rsid="010ac379"/>
    </style:style>
    <style:style style:name="T21" style:family="text">
      <style:text-properties officeooo:rsid="010ac8e5"/>
    </style:style>
    <style:style style:name="T22" style:family="text">
      <style:text-properties officeooo:rsid="010b30a2"/>
    </style:style>
    <style:style style:name="T23" style:family="text">
      <style:text-properties officeooo:rsid="010b8612"/>
    </style:style>
    <style:style style:name="T24" style:family="text">
      <style:text-properties officeooo:rsid="010d1ebd"/>
    </style:style>
    <style:style style:name="T25" style:family="text">
      <style:text-properties officeooo:rsid="010f1aeb"/>
    </style:style>
    <style:style style:name="T26" style:family="text">
      <style:text-properties officeooo:rsid="01100422"/>
    </style:style>
    <style:style style:name="T27" style:family="text">
      <style:text-properties officeooo:rsid="0110ce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in, 15.09.2025</text:p>
      <text:p text:style-name="P2"/>
      <text:p text:style-name="P3">Mein Vater schwieg immer vom Schmerz im Stein,</text:p>
      <text:p text:style-name="P3">wie dieser vom Meer kam und Salzwasser atmet.</text:p>
      <text:p text:style-name="P3">Liest er uns Dornröschen vor, sind hundert Jahre nichts,</text:p>
      <text:p text:style-name="P3">er sagt, der Stein wartet ewig und noch immer.</text:p>
      <text:p text:style-name="P3"/>
      <text:p text:style-name="P3">Sommers, in den Alpen, nimmt er ein Stück aus der Wand,</text:p>
      <text:p text:style-name="P3">die Kanten sind scharf auf Kinderhänden,</text:p>
      <text:p text:style-name="P4">Dreht man sie auf der nackten Haut,</text:p>
      <text:p text:style-name="P4">gibt man die eigene Weichheit ab und weiter.</text:p>
      <text:p text:style-name="P4"/>
      <text:p text:style-name="P4">Jeder Stein sei anders und im Winter,</text:p>
      <text:p text:style-name="P4">bauen wir Steinmann und Steinengel,</text:p>
      <text:p text:style-name="P4">zu Abend gibt es Brot und Butter,</text:p>
      <text:p text:style-name="P4">manchmal schweigt mein Vater noch vom Schmerz im Stein.</text:p>
      <text:p text:style-name="P4"/>
      <text:p text:style-name="P4"/>
      <text:p text:style-name="P1">Erde, 15.09.2025</text:p>
      <text:p text:style-name="P1"/>
      <text:p text:style-name="P1">Aus der Erde kocht sie</text:p>
      <text:p text:style-name="P1"><text:tab/>den Eintopf, der im Magen brennt</text:p>
      <text:p text:style-name="P1"><text:tab/>die Suppe, die den Hals heizt</text:p>
      <text:p text:style-name="P1"><text:tab/>den Auflauf, der den Körper schwer macht</text:p>
      <text:p text:style-name="P1"><text:tab/>den Kuchen, der den Mund ruhig macht</text:p>
      <text:p text:style-name="P5">das Brot, das sie dazureicht,</text:p>
      <text:p text:style-name="P5">backt sie aus ihrem Atem, der am Fenster kondensiert.</text:p>
      <text:p text:style-name="P6">x</text:p>
      <text:p text:style-name="P6"/>
      <text:p text:style-name="P6"/>
      <text:p text:style-name="P7">Geschichte 16.09.</text:p>
      <text:p text:style-name="P7"><text:s/><text:span text:style-name="T1">Müller.</text:span></text:p>
      <text:p text:style-name="P7"/>
      <text:p text:style-name="P8">20.09.2025</text:p>
      <text:p text:style-name="P8"/>
      <text:p text:style-name="P8">Wir reden von uns und meinen wen, niemanden nämlich.</text:p>
      <text:p text:style-name="P8">Wir <text:span text:style-name="T2">kehren in eine Heimat zurück, die keine Heimat mehr ist.</text:span></text:p>
      <text:p text:style-name="P9">Wir ziehen uns in das Schweigen eines verstaubten Kinderzimmers. Wieso die Eltern es gelassen haben, wissen wir nicht. Ob sie geahnt oder gehofft haben, dass wir zurückkommen könnten, oder ob sie zu faul waren, es zu verändern wissen wir nicht. Wir möchten es auch nicht herausfinden. <text:span text:style-name="T3">Wir befinden uns in einem Raum, die Grenzen sind zu eng gezogen, die fremde Stadt erschien uns viel größer. Wir sind uns nicht sicher, worüber wir schreiben sollen, nicht einmal die Person, in der wir schreiben, kennen wir.</text:span></text:p>
      <text:p text:style-name="P9"/>
      <text:p text:style-name="P10">Wir sind müde geworden. Themen, die uns beschäftigen, die andauernde Müdigkeit, die Flucht in die sportliche Aktivität, überhaupt, in jede Aktivität flüchten wir, wir eskapismen uns in die Beschäftigung, wir veräußern uns.</text:p>
      <text:p text:style-name="P10">Das Außerhalb des Kopfes und des Gefühls zu sein, scheint uns die beste Art der Frage auszuweichen, ob das im Inneren <text:span text:style-name="T4">eine ausgestorbene oder eine belebte Landschaft ist. Wir zögern einen Schritt in diese Landschaft zu setzen.</text:span></text:p>
      <text:p text:style-name="P11"/>
      <text:p text:style-name="P12">21.09.</text:p>
      <text:p text:style-name="P13"><text:soft-page-break/>Jemand.</text:p>
      <text:p text:style-name="P14"/>
      <text:p text:style-name="P14"/>
      <text:p text:style-name="P14">22.09.</text:p>
      <text:p text:style-name="P15">Diese Anstrengung, mit der ich den ganzen Tag dem Schreiben davoneile. Der Magen drückt von seiner Erschwerung durch eine diverse Auswahl an salzigen und süßen und solchen die beides sind Snacks. Ich betrachte das Draußen, wie schön es aussieht, aber ich gönne mir nichts davon.</text:p>
      <text:p text:style-name="P15"/>
      <text:p text:style-name="P16">Sie sitzt auf dem Sofa und probiert sich die WG-Zimmer an, setzt ihren Körper probeweise in die kleinen Grafiken auf dem gesprungenen Bildschirm des Smartphones.</text:p>
      <text:p text:style-name="P16"/>
      <text:p text:style-name="P17">29.09.</text:p>
      <text:p text:style-name="P17">Wie sehr darf ich über das schreiben, was mich bewegt, wenn die politische Lage eine schlechte ist, muss ich mich nicht in irgendeiner damit beschäftigen, müsste ich nicht, diese Lage in mein Schreiben einfließen lassen, kann ich mein Schreiben einfach für Kurzgeschichten und Prosa nutzen oder sollte ich mich der politischen Lyik zuwenden?</text:p>
      <text:p text:style-name="P17"/>
      <text:p text:style-name="P18">Ich bin in dieser Person darin, aber was passiert ihr? Wie gelingt es mir Beschreibungen zu einer Handlung zufügen? Vielleicht gar nicht, vielleicht sammle ich ihre Beschreibungen, bis ich weiß, wohin ich will damit.</text:p>
      <text:p text:style-name="P18"/>
      <text:p text:style-name="P19">Die Treppe zum Museum ist über Nacht eine Leiter geworden, sie hängt so verkehrt herum, wie Leitern hängen können. Wir müssen die Leiter nach unten klettern, um oben heraus zu kommen, das ist nächtlich passiert. Vielleicht hat jemand unsere Orientierung verkehrt, vielleicht war sie immer verkehrt gewesen und wir müssen uns nun eben neu ausrichten, wir haben schon immer vielleicht falsch verkehrt.</text:p>
      <text:p text:style-name="P19">Wir steigen die Leiter also rückwärts hinunter, den Gedanken, es wäre doch interessant, mit dem Kopf voraus zu steigen, schieben wir mit der Daumenspitze beiseite, denn leben, das wollen wir sehr dringend.</text:p>
      <text:p text:style-name="P19">Die Frau schläft verkehrt herum, man hört es ihrem Atem an, erst der Tiefschlaf, dann der Halbschlaf und dann wacht sie auf und nickt uns zu, während sie den Kopf schüttelt.</text:p>
      <text:p text:style-name="P19">Wir haben als Kind Gegenteiltage erfunden, die meist nur bis mittags andauerten, weil die Länge eines Tages für ein Kind noch eine Weltreise ist.</text:p>
      <text:p text:style-name="P19">Gut aber, dass wir geübt haben, denn wir laufen auf der Decke des Museums vom Ausgang Richtung Eingang, wir nehmen die Kunststücke umgekehrt war. Es ist ein ganz anderes Museum geworden und wir freuen uns darüber. Nicht, dass es uns langweilig werden hätte können, dafür sitzt die Müdigkeit zu tief, als dass wir das Gefühl hätten, jemals alles überblicken zu können.</text:p>
      <text:p text:style-name="P19">Wir spielen mit dem Blick, der uns immer wieder zu Boden fällt. Wir heben ihn auf, wie ein Hund sein Spielzeug, wir kauen auf diesem Blick, bis er ganz brüchig wird und bissig gegenüber uns. Er kaut zurück. Da werfen wir ihn in den Saal hinein und setzen uns verkehrt auf ein Sofa, er solle sich melden, wenn er fertig ist. Als die automatisierte Stimme sich meldet und den Nichtbesuchern für ihr Gehen dankt, gehen wir auf die Suche. Wir haben in der Zwischenzeit geschlafen und der Blick ist noch immer nicht zurück. Wir fischen ihn aus einem Bilderrahmen, er hat sich in der Ecke verklemmt, seine Augen leuchten. Der Blick erzählt uns:</text:p>
      <text:p text:style-name="P19">er sei einer Nixe begegnet, die gerne ein Mensch sein wollte. Sie habe immer von unter der Wasseroberfläche nach oben gesehen, was eben dort passiere, sie habe gesehen, wie die Sonne auf und untergeht und unter Wasser alles rot und orange machte. Sie habe sich kurz heimlich in die Sonne verliebt, aber als ihr jemand sagte, dass der, der sich in die Sonne verliebt an deren Körpertemperatur sterbe, habe sie sich entliebt. Und auf diese Klugheit war sie stolz. Der Blick nannte sie darauf gefühlslos, weil man sich doch nicht aussuchen könne, in wen man sich verliebe und da habe die Nixe sich in ihn verliebt, weil man sich immer verliebt, in die, die es nicht zurück <text:soft-page-break/>tun. Sie habe sich an den Blick geklammert, der um mit ihr zu reden unter die Oberfläche getaucht war, <text:span text:style-name="T5">weil man schlecht durch die Oberfläche hindurch reden könne.</text:span></text:p>
      <text:p text:style-name="P20">Ihr Ballast hat sie nach unten gezogen, aber da fiel dem Blick ein, dass er ja körperlos war und sie doch schwimmen konnte, also bat er sie, wieder nach oben zu schwimmen und sie, die doch verliebt war, tat, was er ihr sagte. Sie trieben eine Weile umher. Manchmal sagte er etwas, schau, die Algen, schau, der Seestern, schau, der Fisch und sie schaute und sah es nicht, weil sie daran doch gewöhnt war. Sie musste weg von hier, um wieder sehen zu können. Der Blick, dem sie langweilig geworden <text:s/>war, ihre Haare sahen auch nicht anders aus, als die, die er aus der Werbung kannte, ihr Gesicht war zwar schön, aber vom Wasser doch recht ausgeblichen, ihre Augen waren tief, aber zu lange durfte er ohnehin nicht hineinstarren, denn dort zu versinken, das konnte er sich nicht leisten. Er sagte also: willst du mit mir, musst du mich heiraten, denn erst dann kannst du die Staatsbürgerschaft vom Land annehmen, willst du das wirklich? Und sie, die sich ja nichts sicher war, sondern immer verschwamm, vage trieb, überlegte. Aber da sie ja verliebt war, dauerte das Überlegen nicht lange und da sagte der Blick, sie solle zum Grund tauchen und dort einen Pfarrer suchen, sie tauchte, ohne zu wissen, was ein Pfarrer sei und während sie tauchte, wandte der Blick sich dem Land zu und verließ die, die ihn noch weiter suchen sollte. Er habe sich aber ein wenig verhakt, in dem Gemälde mit dem Meer, als hätte die Schuld ihn dort noch ein wenig festhalten wollen.</text:p>
      <text:p text:style-name="P20"/>
      <text:p text:style-name="P21">Wir glauben ihm. Wir stopfen ihn zurück in unsere Augen, ganz müde ist er nun und denken an die arme Nixe, die noch immer auf ihn wartet.</text:p>
      <text:p text:style-name="P21"/>
      <text:p text:style-name="P22">-- &gt; Der Blick muss wannanders auch nochmal kommen!</text:p>
      <text:p text:style-name="P22"/>
      <text:p text:style-name="P22"/>
      <text:p text:style-name="P22">Das alles muss mit einem Strich angefangen haben, denken wir uns, auf eine Zeichnung starrend, di e eine Familie bei Tisch zeigt. Es sind nur Skizzen, die genaue Personen nicht erkennbar machen und dafür sind wir dankbar, schließlich </text:p>
      <text:p text:style-name="P22"/>
      <text:p text:style-name="P22"/>
      <text:p text:style-name="P24"/>
      <text:p text:style-name="P23"/>
      <text:p text:style-name="P23"/>
      <text:p text:style-name="P23"/>
      <text:p text:style-name="P25">Geräusche, die erlaubt sind und Geräusche, die verboten sind.</text:p>
      <text:p text:style-name="P25"/>
      <text:p text:style-name="P26">dann kommen mir wieder Sachen so schwer vor, von denen ich weiß, sie waren eigentlich mal leicht.</text:p>
      <text:p text:style-name="P27">Das Bettmachen ist eines davon, es muss einmal leicht gewesen sein, aufzustehen.</text:p>
      <text:p text:style-name="P27">Ich wasche Wäsche und kann schon nicht mehr.</text:p>
      <text:p text:style-name="P27"/>
      <text:p text:style-name="P27">Dass der Belag eines Brotes so vieles ist, nur nicht einfach, es gilt zuerst einmal die Kühlschranktür zu öffnen, leise zu sein dabei. Sie nicht zu weit zu öffnen, damit an der Wand kein Loch entsteht. In Löchern wohnen Wesen, die man nicht sieht, so waren wir als Kind überzeugt. Wir flüsterten Geheimnisse in die Wände und starrten Löcher in sie. Auch wir wollten gelegentlich in solchen Löchern verschwinden, aber taten es nie. Wir spürten eine gewisse Schuld da zu sein <text:span text:style-name="T6">und zu bleiben.</text:span></text:p>
      <text:p text:style-name="P28">Ist der Kühlschrank geöffnet, gilt es zu entscheiden, wir mögen keine Entscheidungen, da wir nicht gut sind daran. Wir sind nicht gut darin, da wir sie nicht mögen.</text:p>
      <text:p text:style-name="P28"/>
      <text:p text:style-name="P28"/>
      <text:p text:style-name="P28"/>
      <text:p text:style-name="P28"/>
      <text:p text:style-name="P29"><text:soft-page-break/>Wir betreten das Kunstmuseum <text:span text:style-name="T15">in einer Hast </text:span><text:span text:style-name="T16">und </text:span>setzen uns in dem verdunkelten Raum ab, nur wenige Lichtpunkte sind um die Gemälde verteilt.</text:p>
      <text:p text:style-name="P28">Ein Floh kratzt uns den Rücken auf, er gebraucht dafür unsere Fingernägel. Wir leihen ihm diese aus, aber sagen, er müsse sie bis zur Nacht zurückgeben, weil da müssen wir schlafen oder am Waldrand liegen, jedenfalls bräuchten wir sie. Das ist ihm recht, er sagt, er könne sie auch lackieren, die Farbe sozusagen als Zins. Wir verneinen denn bunte Fingernägel sind ein Statement, dass wir zurzeit nicht bereit sind zu geben. Er nickt und beginnt das Kratzen.</text:p>
      <text:p text:style-name="P28"/>
      <text:p text:style-name="P29">Dass unsere Haut mit einem Juckreiz reagiert, der wiederum durch Kratzen verstärkt wird, erscheint uns wie ein Betrug. Gerne würden wir dem Floh den ganzen Körper zur Verfügung stellen. Wir rufen ihn zurück, wir sagen ihm, Nimm, denn wir wollen ihn nicht mehr. Er betrügt uns. Wir errichten eine Liebesgeschichte, die ein schlechtes Ende findet, zwischen dem Körper und uns. Der Floh betrachtet uns unschlüssig, unser Geschenk scheint ihm einen Haken zu haben. Es ist ihm zu groß, zu unerwartet, er ist an diese Freundlichkeit nicht gewöhnt. Wir schreiben auf ein herumliegendes Museumsbillet einen Vertrag zur Nutzung des Körpers, unbefristet, er sagt, er wüsste nicht, ob das legal sei so, er zitiert das Grundgesetz, <text:span text:style-name="T7">jeder hat das Recht auf körperliche Unversehrtheit. Wir sagen, dass der Körper damit angefangen hat, versehrt zu sein, es war dessen Entscheidung, so können wir ihn nicht gebrauchen. Die Stimme dramaturgisch erhoben, sagen wir: Es ist nicht mehr unser Körper. </text:span><text:span text:style-name="T8">Der Floh betrachtet uns skeptisch und schmiert den mitgebrachten Nagellack auf die sandgrauen Sessel am Raumeingang. Wir legen uns auf den Bauch und versuchen darin Muster zu erkennen, wie wir es früher als Kind in den Wolken taten. Das ist ein Elefant, sagen wir dem Floh und er nickt, er wolle schon immer einen Elefanten als Haustier führen. Das verstehen wir. Aber, fährt er fort, mit so einem kleinen Körper wäre das so schwer, einen solch großen Körper neben sich zu haben, Zerquetschungsgefahrt, wir wüssten schon. Wir wissen nicht, aber nicken trotzdem. Ohne Körper sei es natürlich noch schwieriger, sagt er, einen Elefanten zu führen, beinahe unmöglich. Wir nicken unsicher.</text:span></text:p>
      <text:p text:style-name="P30">Was für einen Konflikt wir denn führen, fragt er, mit unserem Körper.</text:p>
      <text:p text:style-name="P30">Wir zählen auf: Erschöpfung, eine ständige lähmende Müdigkeit, der Körper lahmt uns hinterher, <text:span text:style-name="T10">manchmal bleibt er stehen und wir müssen ihm stundenlang zureden, sich fortzubewegen, wir flößen ihm medikamentös Koffein ein, damit er sich bewegt, wir haben alles probiert, Strenge und Härte, auch Weiche, besonders weiche Bettbezüge, Kuscheldecken, Wärmflaschen, wir haben ihm den Bauch mit Wärmflaschen angebrannt, aber abgesehen von einem kurzen Zucken ist nichts weiter passiert, wir haben versucht eine Beziehung zu ihm aufzubauen, meditierend, einatmend, ausgeatmet, derweil fing er</text:span> eine toxische Beziehung mit dem Bett <text:span text:style-name="T10">an und wir sahen hilflos zu. Weitere Konflikte, seine Fragilität</text:span>, der Bruch des rechten Mittelfingers im Sportunterricht, dritte Klasse, als ein Fußball dagegenprallte. noch immer eine leichte Krümmung dieses Fingers, sodass es <text:span text:style-name="T9">komisch wirkt, wenn wir jemandem denselbigen böse </text:span><text:span text:style-name="T10">entgegenstrecken, seine musikalische Unbeholfenheit, sein Schwanken entgegen des Taktes, wurden einmal der Fläche verwiesen, weil unser Körper dem Gegenüberkörper den Fuß in das Bein trat, er hatte das Crescendo wörtlich genommen, der Körper, der auf Kälte nicht mit Frösteln reagiert, aber dann doch eine Woche im Bett verbringt, er tue das mit Absicht.</text:span></text:p>
      <text:p text:style-name="P31">Wieso er ihn denn dann haben wollte, fragt der Floh, d<text:span text:style-name="T11">em</text:span> sind auch wir uns nicht sicher, </text:p>
      <text:p text:style-name="P32"/>
      <text:p text:style-name="P32"/>
      <text:p text:style-name="P33">30.09<text:span text:style-name="T12">##</text:span></text:p>
      <text:p text:style-name="P33">2</text:p>
      <text:p text:style-name="P33"/>
      <text:p text:style-name="P33"/>
      <text:h text:style-name="Heading_20_3" text:outline-level="3">Geräusche <text:span text:style-name="T13">für </text:span><text:span text:style-name="T14">Emotionen</text:span></text:h>
      <text:p text:style-name="P34"/>
      <text:p text:style-name="P35"><text:soft-page-break/>Wir liegen am Waldrand und erörtern das Geräusch von Emotionen. Glücklich zu sein und traurig zu sein, ist einfach, sagen wir.</text:p>
      <text:p text:style-name="P35">Lachen und Weinen. Die Wut ist ein Donnergrollen, dass vom Magen her nach oben rollt, es rollt durch die Speiseröhre, an deren Wände womöglich noch Essen klebt, hinauf in den Mundraum und kocht dort, brodelt über, jemand fragt, ob der Mund dann ein Fondue ist. Wir wissen es nicht.</text:p>
      <text:p text:style-name="P35">Die Angst zittert die Stimme und überschlägt sie.</text:p>
      <text:p text:style-name="P35">Wie, fragt jemand, klingt Hoffnung, <text:span text:style-name="T14">seufzend?</text:span></text:p>
      <text:p text:style-name="P36">Wie, fragen wir, klingt die Scham?</text:p>
      <text:p text:style-name="P36"/>
      <text:p text:style-name="P36"><text:line-break/></text:p>
      <text:p text:style-name="P37">Das Gefühl, keinen Gedanken mehr fassen zu können, als wären Gedanken so etwas unfassbares, so fassungslos, von unten tönt ein Kichern, ach fass ich es nicht, es klingt, es tönt, so still, vorsicht weihnachten, ein gedicht schreiben, habe ich jemals ein gedicht geschrieben oder war all dies nie dagewesen?</text:p>
      <text:p text:style-name="P37"/>
      <text:p text:style-name="P38">augen unter die zunge, schlucken, sich nicht vom wellengang verwirren lassen, nicht im blick verirren, ein klirren, als der augapfel gegen die zähne prallt, da war wohl der wurm drin, in die röhre schauen, bevor man in sie schluckt, nicht dass sie verstopft ist und im nebenzimmer stopft man die zähne, die man zur reperatur kurz entfernte, mit nabelschnüren näht man besonders stabil, wer hat eigentlich uns die vene erfunden?</text:p>
      <text:p text:style-name="P38"/>
      <text:p text:style-name="P39">es klingt.</text:p>
      <text:p text:style-name="P39">es linkt sich, zwischen, es legt sich, bettet sich, beißt sich durch das bett, auf dem du das liegen nie gelernt hast.</text:p>
      <text:p text:style-name="P39">du schliefst aufrecht, die wirbelsäule marmorn, die ohren dreieckig gespitzt.</text:p>
      <text:p text:style-name="P39">die zugkraft im dreieck nach oben gerichtet, dein kopf auf deckenkontakt,</text:p>
      <text:p text:style-name="P40">du trugst schwer an deinem eigenen gewicht.</text:p>
      <text:p text:style-name="P40">vom aufrecht sitzen hast du einen knick in der hüfte, 90 grad.</text:p>
      <text:p text:style-name="P40">der knick musste immer 90 grad sein.</text:p>
      <text:p text:style-name="P40"/>
      <text:p text:style-name="P41">Es klingt so schön, dass es nicht unbedingt wahr sein muss.</text:p>
      <text:p text:style-name="P41">Es könnte auch eine Lüge sein.</text:p>
      <text:p text:style-name="P41">Wir sagen, wir wüssten von nichts.</text:p>
      <text:p text:style-name="P41">Wir sagen, nie wüssten wir von etwas.</text:p>
      <text:p text:style-name="P41">Wir sagen nicht viel.</text:p>
      <text:p text:style-name="P41"/>
      <text:p text:style-name="P41">Die Müdigkeit ist eine schleichende.</text:p>
      <text:p text:style-name="P39"/>
      <text:p text:style-name="P36"/>
      <text:p text:style-name="P42">Wir quellen über von Jemands Abwesenheit, es quellt uns in das Museum der Kunst.</text:p>
      <text:p text:style-name="P42"/>
      <text:h text:style-name="Heading_20_3" text:outline-level="3">Expedition</text:h>
      <text:p text:style-name="P42"/>
      <text:p text:style-name="P43">Wir sagen dem Floh, es wäre nun Zeit zur Exp<text:span text:style-name="T17">ed</text:span>ition. In der Tasche ein Fernrohr, ein Milchzahn, ein <text:span text:style-name="T17">altes Bündel an Haaren, dass wir uns selbst oder einer Puppe einmal abgeschnitten haben, woran wir uns jedoch nicht mehr erinnern. Ein Stück Samen der Tomaten, die Mutter aus den besonders schönen Früchten mit einer Gabel herauspult und auf einem Stück Küchenrolle trocknen lässt, um sie im nächsten Jahr wieder einzusammeln. Jahr für Jahr werden die Tomaten schöner und größer, irgendwann werden sie die Form von Kürbissen haben und auch deren Gewicht.</text:span></text:p>
      <text:p text:style-name="P44"><text:soft-page-break/>Der Floh fragt, was wir erforschen wollen. Das wäre vage, verschwommen, du, sagen wir zum Floh, kannst doch nicht schwimmen, du würdest ertrinken und wir, wir haben den Rettungsschwimmer nie gemacht.</text:p>
      <text:p text:style-name="P44"/>
      <text:p text:style-name="P44">Es ist kühl in den Museemsräumen, weil die Kunst kalt bleiben muss, damit sie im Menschen warm werden kann, das nenne sich Gleichgewicht <text:span text:style-name="T18">oder Konservierung. </text:span><text:span text:style-name="T19">Die Mutter lagert das Saatgut im Kühlschrank, dort schläft es, wenn es erwacht, kann es kräftiger keimen. </text:span><text:span text:style-name="T18">Wir zücken unseren </text:span><text:span text:style-name="T19">Notizblock, der aus heruntergefallenen Ziegeln und einem herauf geschwemmten Stück Wurzel besteht, dass wir gedanklich um die Ziegel gewickelt haben, sodass mehrere Seiten beschreibbar sind.</text:span></text:p>
      <text:p text:style-name="P45">Es wird notiert: das Saatgut.</text:p>
      <text:p text:style-name="P45"/>
      <text:p text:style-name="P45">Wir achten nicht auf die Kunst, sagen wir dem Floh und der Floh nickt, dass wir nicht auf die Kunst achten sollten. Die Kunst sei auch bloß eine Manipulation und heute seien wir objektiv und beobachten bloß.</text:p>
      <text:p text:style-name="P45">An einem Mann schlängeln wir uns vorbei und beobachten seine Art, zu beobachten. Er trägt e<text:span text:style-name="T20">twas Schweres bei sich, womöglich ein Blick oder eine Frage, einen Satz, den er nicht ausgesprochen hat. Auch eine Tasche trägt er, gerade klein genug, um sie mit in die Ausstellung zu nehmen, wir stellen uns vor, er hat eine Uhr darin. Diese Uhr kann die Zeit zurückdrehen, aber kann dies bloß einmal, er trägt an der Entscheidung, was er anders machen sollte und ob er sich dies aufhebe. </text:span><text:span text:style-name="T21">Er überdenkt Vergangenheit und Zukunft gründlichst, daher die Brille mit den dicken Gläsern. Je weiter die Dinge entfernt liegen, desto schärfer sieht man sie dadurch, das Präsens lässt sich nur sehr schwer erkennen.</text:span><text:span text:style-name="T20"> </text:span><text:span text:style-name="T21">Vielleicht löst er es nie ein, denn würde er die früher Kindheit ändern, müsste er die gesamte Jugend noch ein weiteres Mal leben.</text:span></text:p>
      <text:p text:style-name="P46">Wir berühren kurz seinen Arm, als wir an ihm vorübergehen. Er zuckt zusammen.</text:p>
      <text:p text:style-name="P46">Es wird notiert: das Zucken.</text:p>
      <text:p text:style-name="P46"/>
      <text:p text:style-name="P46">Der Floh drängt auf die Anwendung <text:span text:style-name="T22">der </text:span>mitgebrachte<text:span text:style-name="T22">n </text:span>Materialien, <text:span text:style-name="T22">er zwickt uns solange in den Rücken, bis wir ihn durch das Fernrohr sehen lassen. Er diktiert: </text:span><text:span text:style-name="T23">die Hautschuppen, die Unter der Haut Schuppen, das weggeschuppte, dass du heimlich Antischuppenshampoo gekauft hast, als du 17 warst und dich jemand auf deine Schuppen hinwies, angeekelt, dass du dich geschämt hast und das Shampoo aus der Dusche in dein Zimmer mitnahmst, damit die Mutter es nicht sieht, Goldschuppenfarn, den du zu Sträußen bandest, groß genug, dich darin zu verbergen. Der alte Schuppen eine Busfahrt entfernt und dass dort der einzige Ort war, an dem du manchmal geweint warst, weil du weit weg genug warst von allem und nahe genug an dir, dass du dich dort weggeschuppt, eingeschuppt hast, du warst dort noch am ehesten Singular, weil es eine Busfahrt war und Busfahrten bis du auszogst, das Gefühl </text:span><text:span text:style-name="T24">gaben,</text:span><text:span text:style-name="T23"> weg zu gehen, das hat sich später verloren, dieses Gefühl positiver räumlicher Entfernun</text:span><text:span text:style-name="T24">g.</text:span></text:p>
      <text:p text:style-name="P47">Es wird notiert: der/die/das Schuppen.</text:p>
      <text:p text:style-name="P47"/>
      <text:p text:style-name="P47">Das Fernrohr hängt noch in seinen Augen fest und wir ziehen mit <text:span text:style-name="T25">aller </text:span>Gewalt, bis es frei wird, <text:span text:style-name="T25">dann richten wir es auf die weiße Wand. Die weiße Wand ist uns nun so nah wie selten etwas. Die Luft zieht über die weiße Wand und durch das Fernrohr in unseren Blick, wir beginnen mit den Augen das Parfum des Mannes zu riechen der uns inzwischen wieder eingeholt. Eilig hasten wir unter Ausstellungstischen hindurch, den Floh auf dem Rücken, wir verlieren das Fernrohr, klirrend fällt es zu Boden, Kann es sein, sagt der Floh, dass du Angst hast vor </text:span><text:span text:style-name="T26">Parfum und wir nicken, es kann sein, dass wir Angst haben vor Parfum, denn Parfum ist ein Statement und wir wussten nie, wo wir stehen sollten und wie man stehen sollte. Teils standen wir kopfüber und hatten Schmerzen in beiden Schläfen, vor allem links.</text:span></text:p>
      <text:p text:style-name="P48">Es wird notiert: der Duft.</text:p>
      <text:p text:style-name="P48"/>
      <text:p text:style-name="P48"><text:soft-page-break/>Den Mann haben wir inzwischen abgehängt, er hängt in anderen Sälen ab, es hängt schwer die Tasche an ihm. Kann es sein, fragt der Floh, dass du repetativ sprichst, weil du Angst hast, nicht verstanden zu werden. Nein, sagen wir dem Floh, meistens sprechen wir gar nicht aus Angst nicht verstanden zu werden. Er nickt mit Oberlehrermiene, das hilft natürlich nicht beim Verstehen, wir sagen, wir sollten uns auf die Expedition konzentrieren und ziehen den Milchzahn aus dem Beutel aus Samt, der ein wenig wie Zahnfleisch auf uns wirkt, <text:span text:style-name="T27">rot, geborgen, schleimig. Der Vater meinte, sagen wir, während wir den Zahn mit den Wurzeln einer Zimmerpflanze umwickeln, dass sein Vater <text:s/>ihm eine Schnur um die wackelnden Milchzähne gebunden hätte, wenn der Vater deswegen zu laut jammerte. Die Schnur habe er an der offenen Tür festgemacht und bis Drei gezählt. Dann habe er die Türe zugeschlagen.</text:span></text:p>
      <text:p text:style-name="P49">Einmal hat er den falschen Zahn genommen.</text:p>
      <text:p text:style-name="P49">Da habe er an einem Tag zwei Zähne gezogen bekommen, erst den falschen, dann den wackligen. Weinen habe er nicht dürfen.</text:p>
      <text:p text:style-name="P49">Wir binden das andere Ende der Zimmerpflanzenwurzel an die Tür.</text:p>
      <text:p text:style-name="P49">Es wird notiert: die Milch.</text:p>
      <text:p text:style-name="P49"/>
      <text:p text:style-name="P49"/>
      <text:p text:style-name="P48"/>
      <text:p text:style-name="P48"/>
      <text:p text:style-name="P48"/>
      <text:p text:style-name="P49">Zuletzt steigen wir die Stufen in das zweite Geschoss hinauf und stellen uns an das Fenster, das in den Innenhof führt. Saatgut. Zucken. Schuppen. Duft. Zahnfleisch. Milch.</text:p>
      <text:p text:style-name="P49">Als die Ziegelsteine auf den Betonboden fallen, zerbrechen sie.</text:p>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7:12:02.973889764</meta:creation-date>
    <dc:date>2025-10-02T16:31:19.515597360</dc:date>
    <meta:editing-duration>PT12H20M39S</meta:editing-duration>
    <meta:editing-cycles>30</meta:editing-cycles>
    <meta:generator>LibreOffice/7.3.7.2$Linux_X86_64 LibreOffice_project/30$Build-2</meta:generator>
    <meta:document-statistic meta:table-count="0" meta:image-count="0" meta:object-count="0" meta:page-count="7" meta:paragraph-count="106" meta:word-count="3275" meta:character-count="19809" meta:non-whitespace-character-count="16629"/>
  </office:meta>
</office:document-meta>
</file>